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/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bfbfbf"/>
    </style:style>
    <style:style style:name="P2" style:family="paragraph" style:parent-style-name="Text_20_body">
      <style:text-properties fo:color="#bfbfbf" style:font-name="Courier" fo:language="en" fo:country="US"/>
    </style:style>
    <style:style style:name="P3" style:family="paragraph" style:parent-style-name="Text_20_body">
      <style:text-properties fo:color="#ff0000"/>
    </style:style>
    <style:style style:name="P4" style:family="paragraph" style:parent-style-name="Text_20_body">
      <style:text-properties fo:color="#ff0000" style:font-name="Courier" fo:language="en" fo:country="US"/>
    </style:style>
    <style:style style:name="P5" style:family="paragraph" style:parent-style-name="Text_20_body">
      <style:text-properties fo:color="#ff00ff" style:font-name="Courier" fo:language="en" fo:country="US"/>
    </style:style>
    <style:style style:name="P6" style:family="paragraph" style:parent-style-name="Text_20_body">
      <style:text-properties fo:color="#008000"/>
    </style:style>
    <style:style style:name="T1" style:family="text">
      <style:text-properties fo:color="#bfbfbf"/>
    </style:style>
    <style:style style:name="T2" style:family="text">
      <style:text-properties fo:color="#bfbfbf" style:font-name="Courier" fo:language="en" fo:country="US"/>
    </style:style>
    <style:style style:name="T3" style:family="text">
      <style:text-properties style:font-name="Courier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T6" style:family="text">
      <style:text-properties fo:language="en" fo:country="US" fo:font-style="italic"/>
    </style:style>
    <style:style style:name="T7" style:family="text">
      <style:text-properties fo:color="#ff0000" style:font-name="Courier" fo:language="en" fo:country="US"/>
    </style:style>
    <style:style style:name="T8" style:family="text">
      <style:text-properties fo:color="#ff6600" style:font-name="Courier" fo:language="en" fo:country="US"/>
    </style:style>
    <style:style style:name="T9" style:family="text">
      <style:text-properties fo:color="#0000ff"/>
    </style:style>
    <style:style style:name="T10" style:family="text">
      <style:text-properties fo:color="#0000ff" style:font-name="Courier" fo:language="en" fo:country="US"/>
    </style:style>
    <style:style style:name="T11" style:family="text">
      <style:text-properties fo:color="#ff00f1" style:font-name="Courier" fo:language="en" fo:country="US"/>
    </style:style>
    <style:style style:name="T12" style:family="text">
      <style:text-properties fo:color="#008000" style:font-name="Courier" fo:language="en" fo:country="US"/>
    </style:style>
    <style:style style:name="T13" style:family="text">
      <style:text-properties fo:color="#808080" fo:language="en" fo:country="US"/>
    </style:style>
    <style:style style:name="T14" style:family="text">
      <style:text-properties fo:color="#ff00ff" style:font-name="Courier" fo:language="en" fo:country="US"/>
    </style:style>
    <style:style style:name="T15" style:family="text">
      <style:text-properties fo:color="#000000"/>
    </style:style>
    <style:style style:name="T16" style:family="text">
      <style:text-properties fo:color="#000000" style:font-name="Courier" fo:language="en" fo:country="US"/>
    </style:style>
    <style:style style:name="T17" style:family="text">
      <style:text-properties fo:color="#e36c0a"/>
    </style:style>
    <style:style style:name="T18" style:family="text">
      <style:text-properties fo:color="#e36c0a" style:font-name="Courier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#</text:span><text:span text:style-name="T5">1 - Use terminal. Open it.</text:span></text:p>
      <text:p text:style-name="Text_20_body"><text:span text:style-name="T2">#</text:span><text:span text:style-name="T4">Hereafter, anything typed in the terminal is written in this way:</text:span></text:p>
      <text:p text:style-name="Text_20_body"><text:span text:style-name="T2">#</text:span><text:span text:style-name="T7">command</text:span> <text:span text:style-name="T8">options</text:span><text:span text:style-name="T10"> </text:span><text:span text:style-name="T11">value</text:span><text:span text:style-name="T3"> </text:span><text:span text:style-name="T10">input</text:span><text:span text:style-name="T3"> metacharacters </text:span><text:span text:style-name="T12">output</text:span></text:p>
      <text:p text:style-name="Text_20_body"/>
      <text:p text:style-name="Text_20_body"/>
      <text:p text:style-name="Text_20_body"><text:span text:style-name="T2">#</text:span><text:span text:style-name="T5">2 - Navigate in the terminal and create a folder</text:span></text:p>
      <text:p text:style-name="Text_20_body"><text:span text:style-name="T2">#</text:span><text:span text:style-name="T7">cd </text:span><text:span text:style-name="T13"># change directory</text:span></text:p>
      <text:p text:style-name="Text_20_body"><text:span text:style-name="T2">#</text:span><text:span text:style-name="T7">ls </text:span><text:span text:style-name="T13"># list</text:span></text:p>
      <text:p text:style-name="Text_20_body"><text:span text:style-name="T2">#</text:span><text:span text:style-name="T7">echo </text:span><text:span text:style-name="T13"># print on screen</text:span></text:p>
      <text:p text:style-name="P2">###</text:p>
      <text:p text:style-name="Text_20_body"><text:span text:style-name="T7">cd </text:span><text:span text:style-name="T10">UNIXworkshop</text:span></text:p>
      <text:p text:style-name="P4">ls</text:p>
      <text:p text:style-name="Text_20_body"><text:span text:style-name="T7">ls </text:span><text:span text:style-name="T8">-a</text:span></text:p>
      <text:p text:style-name="Text_20_body"><text:span text:style-name="T7">echo </text:span><text:span text:style-name="T3">"</text:span><text:span text:style-name="T14">This exercice will be is easy</text:span><text:span text:style-name="T3">"</text:span></text:p>
      <text:p text:style-name="Text_20_body"/>
      <text:p text:style-name="Text_20_body"/>
      <text:p text:style-name="Text_20_body"><text:span text:style-name="T2">#</text:span><text:span text:style-name="T5">3 – Modifying content</text:span></text:p>
      <text:p text:style-name="Text_20_body"><text:span text:style-name="T2">#</text:span><text:span text:style-name="T7">mkdir </text:span><text:span text:style-name="T13"># make directory</text:span></text:p>
      <text:p text:style-name="Text_20_body"><text:span text:style-name="T2">#</text:span><text:span text:style-name="T7">cp </text:span><text:span text:style-name="T13"># copy</text:span></text:p>
      <text:p text:style-name="Text_20_body"><text:span text:style-name="T2">#</text:span><text:span text:style-name="T7">rm </text:span><text:span text:style-name="T13"># remove</text:span></text:p>
      <text:p text:style-name="Text_20_body"><text:span text:style-name="T2">#</text:span><text:span text:style-name="T7">vi </text:span><text:span text:style-name="T13"># text viewer</text:span></text:p>
      <text:p text:style-name="P2">###</text:p>
      <text:p text:style-name="Text_20_body"><text:span text:style-name="T7">mkdir </text:span><text:span text:style-name="T10">Backup</text:span></text:p>
      <text:p text:style-name="Text_20_body"><text:span text:style-name="T7">cp </text:span><text:span text:style-name="T10">MatRead.R </text:span><text:span text:style-name="T12">Backup/</text:span></text:p>
      <text:p text:style-name="Text_20_body"><text:span text:style-name="T7">cp </text:span><text:span text:style-name="T10">.ScriptBackup_DO_NOT_MODIFY.sh </text:span><text:span text:style-name="T12">Backup/ScriptBackup_DO_NOT_MODIFY.sh</text:span></text:p>
      <text:p text:style-name="Text_20_body"><text:span text:style-name="T7">cp </text:span><text:span text:style-name="T10">.UNIX.help </text:span><text:span text:style-name="T12">Backup/UNIX.help</text:span></text:p>
      <text:p text:style-name="Text_20_body"><text:span text:style-name="T7">cd </text:span><text:span text:style-name="T10">Backup</text:span></text:p>
      <text:p text:style-name="Text_20_body"><text:span text:style-name="T7">vi </text:span><text:span text:style-name="T10">UNIX.help</text:span></text:p>
      <text:p text:style-name="P5">:q</text:p>
      <text:p text:style-name="Text_20_body"><text:span text:style-name="T7">cd </text:span><text:span text:style-name="T10">..</text:span></text:p>
      <text:p text:style-name="Text_20_body"/>
      <text:p text:style-name="Text_20_body"/>
      <text:p text:style-name="Text_20_body"><text:span text:style-name="T2">#</text:span><text:span text:style-name="T5">4 - Extract the name</text:span></text:p>
      <text:p text:style-name="Text_20_body"><text:span text:style-name="T2">#</text:span><text:span text:style-name="T7">grep </text:span><text:span text:style-name="T13"># grip</text:span></text:p>
      <text:p text:style-name="Text_20_body"><text:span text:style-name="T2">#</text:span><text:span text:style-name="T7">tr </text:span><text:span text:style-name="T13"># translate</text:span></text:p>
      <text:p text:style-name="Text_20_body"><text:span text:style-name="T2">#</text:span><text:span text:style-name="T7">sed </text:span><text:span text:style-name="T13"># stream editor</text:span><text:span text:style-name="T15"> </text:span></text:p>
      <text:p text:style-name="Text_20_body"><text:span text:style-name="T2">#</text:span><text:span text:style-name="T16">' </text:span><text:span text:style-name="T13">or </text:span><text:span text:style-name="T3">" </text:span><text:span text:style-name="T13"># METACHARACTER = input</text:span></text:p>
      <text:p text:style-name="Text_20_body"><text:soft-page-break/><text:span text:style-name="T2">#</text:span><text:span text:style-name="T3">. </text:span><text:span text:style-name="T13"># METACHARACTER = any character</text:span></text:p>
      <text:p text:style-name="Text_20_body"><text:span text:style-name="T2">#</text:span><text:span text:style-name="T3">* </text:span><text:span text:style-name="T13"># METACHARACTER = repeat from 0 to any time</text:span></text:p>
      <text:p text:style-name="Text_20_body"><text:span text:style-name="T2">#</text:span><text:span text:style-name="T3">| </text:span><text:span text:style-name="T13"># METACHARACTER = string together</text:span></text:p>
      <text:p text:style-name="Text_20_body"><text:span text:style-name="T2">#</text:span><text:span text:style-name="T3">&lt; </text:span><text:span text:style-name="T13"># METACHARACTER = input</text:span></text:p>
      <text:p text:style-name="Text_20_body"><text:span text:style-name="T2">#</text:span><text:span text:style-name="T3">&gt; </text:span><text:span text:style-name="T13"># METACHARACTER = output</text:span></text:p>
      <text:p text:style-name="Text_20_body"><text:span text:style-name="T2">#</text:span><text:span text:style-name="T3">\n </text:span><text:span text:style-name="T13"># METACHARACTER = new line (also </text:span><text:span text:style-name="T16">\r</text:span><text:span text:style-name="T13">)</text:span></text:p>
      <text:p text:style-name="P2">###</text:p>
      <text:p text:style-name="Text_20_body"><text:span text:style-name="T7">grep</text:span><text:span text:style-name="T15"> </text:span><text:span text:style-name="T8">-A</text:span><text:span text:style-name="T15"> </text:span><text:span text:style-name="T14">5</text:span><text:span text:style-name="T15"> </text:span><text:span text:style-name="T14">'Study reference:</text:span><text:span text:style-name="T16">' </text:span><text:span text:style-name="T10">MATRIX.nex</text:span><text:span text:style-name="T15"> </text:span><text:span text:style-name="T16">&gt; </text:span><text:span text:style-name="T12">MATRIX.nam.tmp</text:span></text:p>
      <text:p text:style-name="Text_20_body"><text:span text:style-name="T7">tr</text:span><text:span text:style-name="T15"> </text:span><text:span text:style-name="T16">'</text:span><text:span text:style-name="T14">\n</text:span><text:span text:style-name="T16">' ' ' &lt;</text:span><text:span text:style-name="T9"> </text:span><text:span text:style-name="T10">MATRIX.nam.tmp</text:span><text:span text:style-name="T15"> </text:span><text:span text:style-name="T16">&gt; </text:span><text:span text:style-name="T12">MATRIX.name.tmp</text:span></text:p>
      <text:p text:style-name="Text_20_body"><text:span text:style-name="T7">sed</text:span><text:span text:style-name="T15"> </text:span><text:span text:style-name="T16">'</text:span><text:span text:style-name="T8">s</text:span><text:span text:style-name="T14">/Study reference: //</text:span><text:span text:style-name="T8">g</text:span><text:span text:style-name="T16">' </text:span><text:span text:style-name="T10">MATRIX.name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 TreeBASE Study URI:.*//</text:span><text:span text:style-name="T8">g</text:span><text:span text:style-name="T16">' &gt; </text:span><text:span text:style-name="T12">MATRIX.name</text:span></text:p>
      <text:p text:style-name="Text_20_body"><text:span text:style-name="T7">rm</text:span><text:span text:style-name="T15"> </text:span><text:span text:style-name="T10">*.tmp</text:span></text:p>
      <text:p text:style-name="Text_20_body"><text:span text:style-name="T7">vi </text:span><text:span text:style-name="T10">MATRIX.name</text:span></text:p>
      <text:p text:style-name="P5">:q</text:p>
      <text:p text:style-name="Text_20_body"/>
      <text:p text:style-name="Text_20_body"/>
      <text:p text:style-name="Text_20_body"><text:span text:style-name="T2">#</text:span><text:span text:style-name="T5">5 - Extract the number of taxa</text:span></text:p>
      <text:p text:style-name="Text_20_body"><text:span text:style-name="T7">grep</text:span><text:span text:style-name="T15"> </text:span><text:span text:style-name="T16">'</text:span><text:span text:style-name="T14">DIMENSIONS NTAX=</text:span><text:span text:style-name="T16">' </text:span><text:span text:style-name="T10">MATRIX.nex</text:span><text:span text:style-name="T15"> </text:span><text:span text:style-name="T16">&gt; </text:span><text:span text:style-name="T12">MATRIX.ntax.tmp</text:span></text:p>
      <text:p text:style-name="Text_20_body"><text:span text:style-name="T7">sed</text:span><text:span text:style-name="T15"> </text:span><text:span text:style-name="T16">'</text:span><text:span text:style-name="T8">s</text:span><text:span text:style-name="T14">/DIMENSIONS NTAX=//</text:span><text:span text:style-name="T8">g</text:span><text:span text:style-name="T16">' </text:span><text:span text:style-name="T10">MATRIX.ntax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;/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 //</text:span><text:span text:style-name="T8">g</text:span><text:span text:style-name="T16">' &gt; </text:span><text:span text:style-name="T12">MATRIX.ntax</text:span></text:p>
      <text:p text:style-name="Text_20_body"><text:span text:style-name="T7">rm</text:span><text:span text:style-name="T15"> </text:span><text:span text:style-name="T10">*.tmp</text:span></text:p>
      <text:p text:style-name="Text_20_body"><text:span text:style-name="T7">vi </text:span><text:span text:style-name="T10">MATRIX.ntax</text:span></text:p>
      <text:p text:style-name="P5">:q</text:p>
      <text:p text:style-name="Text_20_body"/>
      <text:p text:style-name="Text_20_body"/>
      <text:p text:style-name="Text_20_body"><text:span text:style-name="T2">#</text:span><text:span text:style-name="T5">6 - Asigning a variable</text:span></text:p>
      <text:p text:style-name="Text_20_body"><text:span text:style-name="T2">#</text:span><text:span text:style-name="T3">$ </text:span><text:span text:style-name="T13"># METACHARACTER = assigning</text:span></text:p>
      <text:p text:style-name="Text_20_body"><text:span text:style-name="T2">#</text:span><text:span text:style-name="T7">let </text:span><text:span text:style-name="T13"># statement</text:span></text:p>
      <text:p text:style-name="P2">###</text:p>
      <text:p text:style-name="Text_20_body"><text:span text:style-name="T12">NTAX</text:span><text:span text:style-name="T16">=</text:span><text:span text:style-name="T10">$</text:span><text:span text:style-name="T16">(</text:span><text:span text:style-name="T7">sed</text:span><text:span text:style-name="T15"> </text:span><text:span text:style-name="T16">-</text:span><text:span text:style-name="T8">n</text:span><text:span text:style-name="T15"> </text:span><text:span text:style-name="T16">'</text:span><text:span text:style-name="T14">1</text:span><text:span text:style-name="T8">p</text:span><text:span text:style-name="T16">' </text:span><text:span text:style-name="T10">MATRIX.ntax</text:span><text:span text:style-name="T16">)</text:span></text:p>
      <text:p text:style-name="Text_20_body"><text:span text:style-name="T7">let</text:span><text:span text:style-name="T15"> </text:span><text:span text:style-name="T16">"</text:span><text:span text:style-name="T10">NTAX</text:span><text:span text:style-name="T15"> </text:span><text:span text:style-name="T14">+= 2</text:span><text:span text:style-name="T3">"</text:span></text:p>
      <text:p text:style-name="Text_20_body"><text:span text:style-name="T7">echo </text:span><text:span text:style-name="T10">${NTAX}</text:span></text:p>
      <text:p text:style-name="P3"/>
      <text:p text:style-name="Text_20_body"/>
      <text:p text:style-name="Text_20_body"><text:span text:style-name="T2">#</text:span><text:span text:style-name="T5">7 - Extact the matrix values</text:span></text:p>
      <text:p text:style-name="Text_20_body"><text:span text:style-name="T7">grep</text:span><text:span text:style-name="T15"> </text:span><text:span text:style-name="T8">-A</text:span><text:span text:style-name="T15"> </text:span><text:span text:style-name="T16">"</text:span><text:span text:style-name="T10">$NTAX</text:span><text:span text:style-name="T16">" '</text:span><text:span text:style-name="T14">MATRIX</text:span><text:span text:style-name="T16">' </text:span><text:span text:style-name="T10">MATRIX.nex</text:span><text:span text:style-name="T15"> </text:span><text:span text:style-name="T16">&gt; </text:span><text:span text:style-name="T12">MATRIX.mat.tmp</text:span></text:p>
      <text:p text:style-name="Text_20_body"><text:span text:style-name="T7">sed</text:span><text:span text:style-name="T15"> </text:span><text:span text:style-name="T16">'</text:span><text:span text:style-name="T14">1,3</text:span><text:span text:style-name="T8">d</text:span><text:span text:style-name="T16">' </text:span><text:span text:style-name="T10">MATRIX.mat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.* /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..}/?/</text:span><text:span text:style-name="T8">g</text:span><text:span text:style-name="T16">' | </text:span><text:span text:style-name="T7">sed</text:span><text:span text:style-name="T15"> </text:span><text:span text:style-name="T8">-e </text:span><text:span text:style-name="T16">'</text:span><text:span text:style-name="T8">s</text:span><text:span text:style-name="T14">/\(.\)/\1 /</text:span><text:span text:style-name="T8">g</text:span><text:span text:style-name="T16">' &gt; </text:span><text:span text:style-name="T12">MATRIX.mat</text:span></text:p>
      <text:p text:style-name="Text_20_body"><text:soft-page-break/><text:span text:style-name="T7">rm</text:span><text:span text:style-name="T15"> </text:span><text:span text:style-name="T10">*.tmp</text:span></text:p>
      <text:p text:style-name="Text_20_body"><text:span text:style-name="T7">vi </text:span><text:span text:style-name="T10">MATRIX.mat</text:span></text:p>
      <text:p text:style-name="P5">:q</text:p>
      <text:p text:style-name="Text_20_body"/>
      <text:p text:style-name="Text_20_body"/>
      <text:p text:style-name="Text_20_body"><text:span text:style-name="T2">#</text:span><text:span text:style-name="T5">11 - Extracting the citations</text:span></text:p>
      <text:p text:style-name="Text_20_body"><text:span text:style-name="T2">#</text:span><text:span text:style-name="T7">for </text:span><text:span text:style-name="T13"># loop initiator</text:span></text:p>
      <text:p text:style-name="Text_20_body"><text:span text:style-name="T2">#</text:span><text:span text:style-name="T7">in </text:span><text:span text:style-name="T13"># loop length</text:span></text:p>
      <text:p text:style-name="Text_20_body"><text:span text:style-name="T2">#</text:span><text:span text:style-name="T3">; </text:span><text:span text:style-name="T13"># METACHARACTER = new line (= start a new prompt) </text:span></text:p>
      <text:p text:style-name="Text_20_body"><text:span text:style-name="T2">#</text:span><text:span text:style-name="T7">do </text:span><text:span text:style-name="T13"># loop start</text:span></text:p>
      <text:p text:style-name="Text_20_body"><text:span text:style-name="T2">#</text:span><text:span text:style-name="T7">paste </text:span><text:span text:style-name="T13"># paste</text:span></text:p>
      <text:p text:style-name="Text_20_body"><text:span text:style-name="T2">#</text:span><text:span text:style-name="T3">&gt;&gt; </text:span><text:span text:style-name="T13"># METACHARACTER = new line</text:span></text:p>
      <text:p text:style-name="Text_20_body"><text:span text:style-name="T2">#</text:span><text:span text:style-name="T7">done </text:span><text:span text:style-name="T13"># loop end (DON’T FORGET THAT ONE)</text:span></text:p>
      <text:p text:style-name="P2">###</text:p>
      <text:p text:style-name="Text_20_body"><text:span text:style-name="T7">for</text:span><text:span text:style-name="T15"> </text:span><text:span text:style-name="T10">f</text:span><text:span text:style-name="T15"> </text:span><text:span text:style-name="T7">in</text:span><text:span text:style-name="T15"> </text:span><text:span text:style-name="T10">*.name</text:span><text:span text:style-name="T15"> </text:span><text:span text:style-name="T16">; </text:span><text:span text:style-name="T7">do paste</text:span><text:span text:style-name="T15"> </text:span><text:span text:style-name="T10">$f</text:span><text:span text:style-name="T15"> </text:span><text:span text:style-name="T16">&gt;&gt; </text:span><text:span text:style-name="T12">citations.txt</text:span><text:span text:style-name="T15"> </text:span><text:span text:style-name="T16">; </text:span><text:span text:style-name="T7">done</text:span><text:span text:style-name="T15"> </text:span><text:span text:style-name="T16">; </text:span></text:p>
      <text:p text:style-name="Text_20_body"><text:span text:style-name="T7">rm</text:span><text:span text:style-name="T15"> </text:span><text:span text:style-name="T10">*.name</text:span></text:p>
      <text:p text:style-name="Text_20_body"><text:span text:style-name="T7">vi </text:span><text:span text:style-name="T10">citations.txt</text:span></text:p>
      <text:p text:style-name="P5">:q</text:p>
      <text:p text:style-name="Text_20_body"><text:span text:style-name="T7">echo </text:span><text:span text:style-name="T3">"</text:span><text:span text:style-name="T14">That was useless</text:span><text:span text:style-name="T3">"</text:span></text:p>
      <text:p text:style-name="Text_20_body"/>
      <text:p text:style-name="Text_20_body"/>
      <text:p text:style-name="Text_20_body"><text:span text:style-name="T2">#</text:span><text:span text:style-name="T5">12 – Laaaaaaazzynessssss </text:span><text:span text:style-name="T6">Writing a script</text:span></text:p>
      <text:p text:style-name="Text_20_body"><text:span text:style-name="T2">#</text:span><text:span text:style-name="T7">sh </text:span><text:span text:style-name="T13"># execute a shell script</text:span></text:p>
      <text:p text:style-name="Text_20_body"><text:span text:style-name="T2">#</text:span><text:span text:style-name="T7">basename </text:span><text:span text:style-name="T13"># define a prefix</text:span></text:p>
      <text:p text:style-name="Text_20_body"><text:span text:style-name="T2">#</text:span><text:span text:style-name="T16">\</text:span><text:span text:style-name="T9"> </text:span><text:span text:style-name="T13"># METACHARACTER = ignore the metacharacter</text:span></text:p>
      <text:p text:style-name="Text_20_body"><text:span text:style-name="T2">#</text:span><text:span text:style-name="T3"># </text:span><text:span text:style-name="T13"># METACHARACTER = ignore the line (IS NOT IGNORED IN SOME COMMANDS/SCRIPTS)</text:span></text:p>
      <text:p text:style-name="P2">###</text:p>
      <text:p text:style-name="Text_20_body"><text:span text:style-name="T7">echo</text:span> <text:span text:style-name="T3">"</text:span><text:span text:style-name="T2">##########################</text:span></text:p>
      <text:p text:style-name="P2">#Transforming nexus morphological matrices to be read by MatRead.R</text:p>
      <text:p text:style-name="P2">##########################</text:p>
      <text:p text:style-name="P2">#Generates n matrices to be read by MatRead.R</text:p>
      <text:p text:style-name="P2">#Generates a citation file</text:p>
      <text:p text:style-name="P2">##########################</text:p>
      <text:p text:style-name="P1"/>
      <text:p text:style-name="P1"/>
      <text:p text:style-name="P2">#Creating a folder for the output and cleaning the old ones</text:p>
      <text:p text:style-name="Text_20_body"><text:span text:style-name="T7">rm </text:span><text:span text:style-name="T8">-R</text:span><text:span text:style-name="T1"> </text:span><text:span text:style-name="T10">matrices</text:span></text:p>
      <text:p text:style-name="Text_20_body"><text:soft-page-break/><text:span text:style-name="T7">rm </text:span><text:span text:style-name="T10">citations.txt</text:span></text:p>
      <text:p text:style-name="Text_20_body"><text:span text:style-name="T7">mkdir</text:span><text:span text:style-name="T1"> </text:span><text:span text:style-name="T10">matrices</text:span></text:p>
      <text:p text:style-name="P1"/>
      <text:p text:style-name="P2">#Initiating the loop</text:p>
      <text:p text:style-name="Text_20_body"><text:span text:style-name="T7">for</text:span><text:span text:style-name="T15"> </text:span><text:span text:style-name="T10">f</text:span><text:span text:style-name="T15"> </text:span><text:span text:style-name="T7">in</text:span><text:span text:style-name="T15"> </text:span><text:span text:style-name="T10">MatricesSet1/*.nex</text:span></text:p>
      <text:p text:style-name="P4">do</text:p>
      <text:p text:style-name="Text_20_body"><text:span text:style-name="T12">prefix</text:span><text:span text:style-name="T16">=</text:span><text:span text:style-name="T10">\$</text:span><text:span text:style-name="T16">(</text:span><text:span text:style-name="T7">basename</text:span><text:span text:style-name="T15"> </text:span><text:span text:style-name="T10">\$f</text:span><text:span text:style-name="T15"> </text:span><text:span text:style-name="T14">.nex</text:span><text:span text:style-name="T16">)</text:span></text:p>
      <text:p text:style-name="Text_20_body"><text:span text:style-name="T7">echo</text:span><text:span text:style-name="T15"> </text:span><text:span text:style-name="T10">\${prefix}</text:span></text:p>
      <text:p text:style-name="P1"/>
      <text:p text:style-name="P2">#Extracting the matrices references</text:p>
      <text:p text:style-name="Text_20_body"><text:span text:style-name="T7">grep</text:span><text:span text:style-name="T15"> </text:span><text:span text:style-name="T8">-A</text:span><text:span text:style-name="T15"> </text:span><text:span text:style-name="T14">5</text:span><text:span text:style-name="T15"> </text:span><text:span text:style-name="T14">'Study reference:</text:span><text:span text:style-name="T16">' </text:span><text:span text:style-name="T10">MatricesSet1/\${prefix}.nex</text:span><text:span text:style-name="T15"> </text:span><text:span text:style-name="T16">&gt; </text:span><text:span text:style-name="T12">\${prefix}.nam.tmp</text:span></text:p>
      <text:p text:style-name="Text_20_body"><text:span text:style-name="T7">tr</text:span><text:span text:style-name="T15"> </text:span><text:span text:style-name="T16">'</text:span><text:span text:style-name="T14">\n</text:span><text:span text:style-name="T16">' ' ' &lt;</text:span><text:span text:style-name="T9"> </text:span><text:span text:style-name="T10">\${prefix}.nam.tmp</text:span><text:span text:style-name="T15"> </text:span><text:span text:style-name="T16">&gt; </text:span><text:span text:style-name="T12">\${prefix}.name.tmp</text:span></text:p>
      <text:p text:style-name="Text_20_body"><text:span text:style-name="T7">sed</text:span><text:span text:style-name="T15"> </text:span><text:span text:style-name="T16">'</text:span><text:span text:style-name="T8">s</text:span><text:span text:style-name="T14">/Study reference: //</text:span><text:span text:style-name="T8">g</text:span><text:span text:style-name="T16">' </text:span><text:span text:style-name="T10">\${prefix}.name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  TreeBASE Study URI:.*//</text:span><text:span text:style-name="T8">g</text:span><text:span text:style-name="T16">' &gt; </text:span><text:span text:style-name="T12">\${prefix}.name</text:span></text:p>
      <text:p text:style-name="P1"/>
      <text:p text:style-name="P1"/>
      <text:p text:style-name="P2">#Extracting the number of taxa in order to isolate the matrix</text:p>
      <text:p text:style-name="Text_20_body"><text:span text:style-name="T7">grep</text:span><text:span text:style-name="T15"> </text:span><text:span text:style-name="T16">'</text:span><text:span text:style-name="T14">DIMENSIONS NTAX=</text:span><text:span text:style-name="T16">' </text:span><text:span text:style-name="T10">MatricesSet1/\${prefix}.nex</text:span><text:span text:style-name="T15"> </text:span><text:span text:style-name="T16">&gt; </text:span><text:span text:style-name="T12">\${prefix}.ntax.tmp</text:span></text:p>
      <text:p text:style-name="Text_20_body"><text:span text:style-name="T7">sed</text:span><text:span text:style-name="T15"> </text:span><text:span text:style-name="T16">'</text:span><text:span text:style-name="T8">s</text:span><text:span text:style-name="T14">/DIMENSIONS NTAX=//</text:span><text:span text:style-name="T8">g</text:span><text:span text:style-name="T16">' </text:span><text:span text:style-name="T10">\${prefix}.ntax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;/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 //</text:span><text:span text:style-name="T8">g</text:span><text:span text:style-name="T16">' &gt; </text:span><text:span text:style-name="T12">\${prefix}.ntax</text:span></text:p>
      <text:p text:style-name="Text_20_body"><text:span text:style-name="T12">NTAX</text:span><text:span text:style-name="T16">=</text:span><text:span text:style-name="T10">\$</text:span><text:span text:style-name="T16">(</text:span><text:span text:style-name="T7">sed</text:span><text:span text:style-name="T15"> </text:span><text:span text:style-name="T16">-</text:span><text:span text:style-name="T8">n</text:span><text:span text:style-name="T15"> </text:span><text:span text:style-name="T16">'</text:span><text:span text:style-name="T14">1</text:span><text:span text:style-name="T8">p</text:span><text:span text:style-name="T16">' </text:span><text:span text:style-name="T10">\${prefix}.ntax</text:span><text:span text:style-name="T16">)</text:span></text:p>
      <text:p text:style-name="Text_20_body"><text:span text:style-name="T7">let</text:span><text:span text:style-name="T15"> </text:span><text:span text:style-name="T16">'</text:span><text:span text:style-name="T10">NTAX</text:span><text:span text:style-name="T15"> </text:span><text:span text:style-name="T14">+= 2</text:span><text:span text:style-name="T16">'</text:span></text:p>
      <text:p text:style-name="P1"/>
      <text:p text:style-name="P2">#Extracting the matrix, adding a space between each characters in order to read in in R as tab.delim and collapsing the uncertainties (e.g. {01}) into missing data ("?")</text:p>
      <text:p text:style-name="Text_20_body"><text:span text:style-name="T7">grep</text:span><text:span text:style-name="T15"> </text:span><text:span text:style-name="T8">-A</text:span><text:span text:style-name="T15"> </text:span><text:span text:style-name="T16">"</text:span><text:span text:style-name="T10">\$NTAX</text:span><text:span text:style-name="T16">" '</text:span><text:span text:style-name="T14">MATRIX</text:span><text:span text:style-name="T16">' </text:span><text:span text:style-name="T10">MatricesSet1/\${prefix}.nex</text:span><text:span text:style-name="T15"> </text:span><text:span text:style-name="T16">&gt; </text:span><text:span text:style-name="T12">\${prefix}.mat.tmp</text:span></text:p>
      <text:p text:style-name="Text_20_body"><text:span text:style-name="T7">sed</text:span><text:span text:style-name="T15"> </text:span><text:span text:style-name="T16">'</text:span><text:span text:style-name="T14">1,3</text:span><text:span text:style-name="T8">d</text:span><text:span text:style-name="T16">' </text:span><text:span text:style-name="T10">\${prefix}.mat.tmp</text:span><text:span text:style-name="T15"> </text:span><text:span text:style-name="T16">| </text:span><text:span text:style-name="T7">sed</text:span><text:span text:style-name="T15"> </text:span><text:span text:style-name="T16">'</text:span><text:span text:style-name="T8">s</text:span><text:span text:style-name="T14">/.* /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.}/?/</text:span><text:span text:style-name="T8">g</text:span><text:span text:style-name="T16">' | </text:span><text:span text:style-name="T7">sed</text:span><text:span text:style-name="T15"> </text:span><text:span text:style-name="T16">'</text:span><text:span text:style-name="T8">s</text:span><text:span text:style-name="T14">/{.....}/?/</text:span><text:span text:style-name="T8">g</text:span><text:span text:style-name="T16">' | </text:span><text:span text:style-name="T7">sed</text:span><text:span text:style-name="T15"> </text:span><text:span text:style-name="T8">-e </text:span><text:span text:style-name="T16">'</text:span><text:span text:style-name="T8">s</text:span><text:span text:style-name="T14">/\(.\)/\1 /</text:span><text:span text:style-name="T8">g</text:span><text:span text:style-name="T16">' &gt; </text:span><text:span text:style-name="T12">matrices/\${prefix}.mat</text:span></text:p>
      <text:p text:style-name="P1"/>
      <text:p text:style-name="P2">done</text:p>
      <text:p text:style-name="P1"/>
      <text:p text:style-name="P2">#Writing the citation file</text:p>
      <text:p text:style-name="Text_20_body"><text:span text:style-name="T7">for</text:span><text:span text:style-name="T15"> </text:span><text:span text:style-name="T10">f</text:span><text:span text:style-name="T15"> </text:span><text:span text:style-name="T7">in</text:span><text:span text:style-name="T15"> </text:span><text:span text:style-name="T10">*.name</text:span><text:span text:style-name="T15"> </text:span><text:span text:style-name="T16">; </text:span><text:span text:style-name="T7">do paste</text:span><text:span text:style-name="T15"> </text:span><text:span text:style-name="T10">\$f</text:span><text:span text:style-name="T15"> </text:span><text:span text:style-name="T16">&gt;&gt; </text:span><text:span text:style-name="T12">citations.txt</text:span><text:span text:style-name="T15"> </text:span><text:span text:style-name="T16">; </text:span><text:span text:style-name="T7">done</text:span><text:span text:style-name="T15"> </text:span><text:span text:style-name="T16">; </text:span></text:p>
      <text:p text:style-name="P1"/>
      <text:p text:style-name="P2">#Cleaning temporaries files</text:p>
      <text:p text:style-name="Text_20_body"><text:span text:style-name="T7">rm</text:span><text:span text:style-name="T15"> </text:span><text:span text:style-name="T10">*.name.tmp</text:span></text:p>
      <text:p text:style-name="Text_20_body"><text:soft-page-break/><text:span text:style-name="T7">rm</text:span><text:span text:style-name="T15"> </text:span><text:span text:style-name="T10">*.nam.tmp</text:span></text:p>
      <text:p text:style-name="Text_20_body"><text:span text:style-name="T7">rm</text:span><text:span text:style-name="T15"> </text:span><text:span text:style-name="T10">*.ntax.tmp</text:span></text:p>
      <text:p text:style-name="Text_20_body"><text:span text:style-name="T7">rm</text:span><text:span text:style-name="T15"> </text:span><text:span text:style-name="T10">*.ntax</text:span></text:p>
      <text:p text:style-name="Text_20_body"><text:span text:style-name="T7">rm</text:span><text:span text:style-name="T15"> </text:span><text:span text:style-name="T10">*.mat.tmp</text:span></text:p>
      <text:p text:style-name="Text_20_body"><text:span text:style-name="T7">rm</text:span><text:span text:style-name="T15"> </text:span><text:span text:style-name="T10">*.name</text:span></text:p>
      <text:p text:style-name="Text_20_body"><text:span text:style-name="T7">echo </text:span><text:span text:style-name="T16">'</text:span><text:span text:style-name="T14">End</text:span><text:span text:style-name="T16">'"</text:span> <text:span text:style-name="T3">&gt; </text:span><text:span text:style-name="T12">MatRead.sh</text:span></text:p>
      <text:p text:style-name="Text_20_body"/>
      <text:p text:style-name="Text_20_body"><text:span text:style-name="T7">sh</text:span> <text:span text:style-name="T10">MatRead.sh</text:span></text:p>
      <text:p text:style-name="P1"/>
      <text:p text:style-name="Text_20_body"><text:span text:style-name="T2">#</text:span><text:span text:style-name="T5">13 – Using R </text:span><text:span text:style-name="T6">Reading a R script</text:span></text:p>
      <text:p text:style-name="Text_20_body"><text:span text:style-name="T7">R</text:span><text:span text:style-name="T17"> </text:span><text:span text:style-name="T18">--no-save</text:span> <text:span text:style-name="T3">&lt; </text:span><text:span text:style-name="T10">MatRead.R</text:span></text:p>
      <text:p text:style-name="Text_20_body"/>
      <text:p text:style-name="Text_20_body"/>
      <text:p text:style-name="Text_20_body"><text:span text:style-name="T2">#</text:span><text:span text:style-name="T5">14 – Just for the fun, let’s put all together</text:span></text:p>
      <text:p text:style-name="Text_20_body"><text:span text:style-name="T7">echo</text:span> <text:span text:style-name="T3">"</text:span><text:span text:style-name="T2">#Analysing and ploting the results through R</text:span></text:p>
      <text:p text:style-name="Text_20_body"><text:span text:style-name="T7">R</text:span><text:span text:style-name="T17"> </text:span><text:span text:style-name="T18">--no-save</text:span> <text:span text:style-name="T3">&lt; </text:span><text:span text:style-name="T10">MatRead.R</text:span><text:span text:style-name="T3">" &gt;&gt; </text:span><text:span text:style-name="T12">MatRead.sh</text:span></text:p>
      <text:p text:style-name="Text_20_body"><text:span text:style-name="T7">sh</text:span> <text:span text:style-name="T10">MatRead.sh</text:span></text:p>
      <text:p text:style-name="Text_20_body"/>
      <text:p text:style-name="Text_20_body"><text:span text:style-name="T2">#</text:span><text:span text:style-name="T5">15 – If that’s still not enough… </text:span><text:span text:style-name="T6">Use 100 input matrices</text:span></text:p>
      <text:p text:style-name="Text_20_body"><text:span text:style-name="T7">sed</text:span><text:span text:style-name="T15"> </text:span><text:span text:style-name="T16">'</text:span><text:span text:style-name="T8">s</text:span><text:span text:style-name="T14">/MatricesSet1/MatricesSet2/</text:span><text:span text:style-name="T8">g</text:span><text:span text:style-name="T16">' </text:span><text:span text:style-name="T10">MatRead.sh</text:span><text:span text:style-name="T15"> </text:span><text:span text:style-name="T16">&gt; </text:span><text:span text:style-name="T12">MatRead_2.sh</text:span></text:p>
      <text:p text:style-name="P6"/>
      <text:p text:style-name="Text_20_body"><text:span text:style-name="T7">sh</text:span> <text:span text:style-name="T10">MatRead_2.sh</text:span></text:p>
      <text:p text:style-name="Text_20_body"/>
      <text:p text:style-name="Text_20_body"><text:span text:style-name="T2">#</text:span><text:span text:style-name="T5">16 – Going further</text:span></text:p>
      <text:p text:style-name="Text_20_body"><text:span text:style-name="T7">echo </text:span><text:span text:style-name="T3">"</text:span><text:span text:style-name="T14">Check the web pages in UNIX.help by using vi command.</text:span><text:span text:style-name="T3">"</text:span></text:p>
      <text:p text:style-name="Text_20_body"><text:span text:style-name="T7">echo </text:span><text:span text:style-name="T3">"</text:span><text:span text:style-name="T14">Bashing is fun.</text:span><text:span text:style-name="T3">"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/>
    <style:font-face style:name="Lucida Grande" svg:font-family="'Lucida Grande'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Guillerme</meta:initial-creator>
    <meta:creation-date>2013-10-16T10:23:42</meta:creation-date>
    <meta:document-statistic meta:table-count="0" meta:image-count="0" meta:object-count="0" meta:page-count="5" meta:paragraph-count="134" meta:word-count="701" meta:character-count="4272"/>
    <dc:date>2013-10-16T10:27:03</dc:date>
    <dc:creator>Thomas Guillerme</dc:creator>
    <meta:editing-duration>PT3M24S</meta:editing-duration>
    <meta:editing-cycles>1</meta:editing-cycles>
    <meta:generator>OpenOffice.org/3.4.1$Unix OpenOffice.org_project/341m1$Build-9593</meta:generator>
  </office:meta>
</office:document-meta>
</file>